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</text:p>
      <text:p text:style-name="Standard"/>
      <text:list xml:id="list4330550304947333291" text:style-name="L1">
        <text:list-item>
          <text:p text:style-name="P1">Identify a moving human within 5 seconds</text:p>
        </text:list-item>
        <text:list-item>
          <text:p text:style-name="P1">Don't identify an animate, non-human after 5 seconds (dog &amp; RC item)</text:p>
        </text:list-item>
        <text:list-item>
          <text:p text:style-name="P1">? Identify a partial human within 5 second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</meta:initial-creator>
    <meta:creation-date>2017-04-12T12:44:05</meta:creation-date>
    <meta:document-statistic meta:table-count="0" meta:image-count="0" meta:object-count="0" meta:page-count="1" meta:paragraph-count="4" meta:word-count="31" meta:character-count="162"/>
    <dc:date>2017-04-12T12:46:37</dc:date>
    <dc:creator>Justin </dc:creator>
    <meta:editing-duration>PT2M32S</meta:editing-duration>
    <meta:editing-cycles>1</meta:editing-cycles>
    <meta:generator>OpenOffice/4.1.3$Unix OpenOffice.org_project/413m1$Build-9783</meta:generator>
  </office:meta>
</office:document-meta>
</file>